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423cm" fo:margin-bottom="0.212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2a6099" loext:opacity="100%" style:text-line-through-style="none" style:text-line-through-type="none" style:font-name="Arial" fo:font-size="28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left="0cm" fo:margin-right="0cm" fo:margin-top="0.106cm" fo:margin-bottom="0.212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2a6099" loext:opacity="100%" style:text-line-through-style="none" style:text-line-through-type="none" style:font-name="Arial" fo:font-size="28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left="0cm" fo:margin-right="0cm" fo:margin-top="0.423cm" fo:margin-bottom="0.247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2a6099" loext:opacity="100%" style:text-line-through-style="none" style:text-line-through-type="none" style:font-name="Arial" fo:font-size="28pt" fo:font-style="normal" style:text-underline-style="none" fo:font-weight="bold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f39b1b75-7fff-9025-bd4d-806c7b25960c"/>ANUNCI</text:p>
      <text:p text:style-name="P2"><text:line-break/><text:span text:style-name="T1"/></text:p>
      <text:p text:style-name="P3">L'Ajuntament de Mao informa que queda obert el termini de matriculació als cursos a l’escola municipal.</text:p>
      <text:p text:style-name="P3">-Ceràmica</text:p>
      <text:p text:style-name="P3">-Música</text:p>
      <text:p text:style-name="P3">-Dibuix</text:p>
      <text:p text:style-name="P3">Per mes informació, contacteu amb l'ajuntament de Mao.</text:p>
      <text:p text:style-name="P3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08:54:38.092060212</meta:creation-date>
    <dc:date>2024-12-11T08:57:49.045700968</dc:date>
    <meta:editing-duration>PT3M12S</meta:editing-duration>
    <meta:editing-cycles>1</meta:editing-cycles>
    <meta:document-statistic meta:table-count="0" meta:image-count="0" meta:object-count="0" meta:page-count="1" meta:paragraph-count="7" meta:word-count="28" meta:character-count="187" meta:non-whitespace-character-count="164"/>
    <meta:generator>LibreOffice/24.8.3.2$Linux_X86_64 LibreOffice_project/e14c9fdd1f585efcbb2c5363087a99d20928d522</meta:generator>
  </office:meta>
</office:document-meta>
</file>